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 Wrangl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binning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dummy_cod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imput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standardiz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csv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csv.ipynb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csv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json_alternative.ipynb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json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jso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xlsx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xlsx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ad_xml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trieve_html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store_mongodb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store_postgresql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store_SQLite.py</text:p>
          </table:table-cell>
        </table:table-row>
        <table:table-row table:style-name="ro1">
          <table:table-cell/>
          <table:table-cell office:value-type="string" calcext:value-type="string">
            <text:p>Exploratory Data Anly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3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correlation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describe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describ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histograms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histogram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interaction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multivariate_chart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sampling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sampling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split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ata_split.py</text:p>
          </table:table-cell>
        </table:table-row>
        <table:table-row table:style-name="ro1">
          <table:table-cell/>
          <table:table-cell office:value-type="string" calcext:value-type="string">
            <text:p>Class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ann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an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decisionTree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decisionTre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gradientBoosting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logistic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logistic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naiveBaye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randomForest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svm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assification_svm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__pycache__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Untitled.ipynb</text:p>
          </table:table-cell>
        </table:table-row>
        <table:table-row table:style-name="ro1">
          <table:table-cell/>
          <table:table-cell office:value-type="string" calcext:value-type="string">
            <text:p>Cluste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birch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cmean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dbsca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hierarchical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hierarchical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kmeans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kmean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kmeans_search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kmeans_search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clustering_meanShift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__pycache__</text:p>
          </table:table-cell>
        </table:table-row>
        <table:table-row table:style-name="ro1">
          <table:table-cell/>
          <table:table-cell office:value-type="string" calcext:value-type="string">
            <text:p><text:s/>DimensionRecu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duce_kernelPCA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duce_kernelPCA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duce_kN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duce_LDA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duce_pca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duce_pca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duce_randomizedPCA.py</text:p>
          </table:table-cell>
        </table:table-row>
        <table:table-row table:style-name="ro1">
          <table:table-cell/>
          <table:table-cell office:value-type="string" calcext:value-type="string">
            <text:p><text:s/>Regr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an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cart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kn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linear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linear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multicollinearity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ols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ol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randomForest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svm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egression_svm.py</text:p>
          </table:table-cell>
        </table:table-row>
        <table:table-row table:style-name="ro1">
          <table:table-cell/>
          <table:table-cell office:value-type="string" calcext:value-type="string">
            <text:p>Time Se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arima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detrendAndRemoveSeasonality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filtering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filtering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handlingData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handlingData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seasonalDecompositio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smoothing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smoothing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timeSeriesFunctions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s_timeSeriesFunctions.py</text:p>
          </table:table-cell>
        </table:table-row>
        <table:table-row table:style-name="ro1">
          <table:table-cell/>
          <table:table-cell office:value-type="string" calcext:value-type="string">
            <text:p>GraphCompu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graph_fraudOrigi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graph_fraudTransaction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graph_handling.py</text:p>
          </table:table-cell>
        </table:table-row>
        <table:table-row table:style-name="ro1">
          <table:table-cell/>
          <table:table-cell office:value-type="string" calcext:value-type="string">
            <text:p>NaturalLanguageProcess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classify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countWord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download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pos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pos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read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sentenc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lp_tokenize.py</text:p>
          </table:table-cell>
        </table:table-row>
        <table:table-row table:style-name="ro1">
          <table:table-cell/>
          <table:table-cell office:value-type="string" calcext:value-type="string">
            <text:p><text:s/>Chapter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dcm_dataPrep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MixedLogit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MNL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Nested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run_pythonbiogeme.sh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TestingIIA</text:p>
          </table:table-cell>
        </table:table-row>
        <table:table-row table:style-name="ro1">
          <table:table-cell/>
          <table:table-cell office:value-type="string" calcext:value-type="string">
            <text:p><text:s/>Chapter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sim_gasStation_alternativ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sim_gasStation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sim_recharge.py</text:p>
          </table:table-cell>
        </table:table-row>
        <table:table-row table:style-name="ro1">
          <table:table-cell/>
          <table:table-cell office:value-type="string" calcext:value-type="string">
            <text:p>   </text:p>
          </table:table-cell>
          <table:table-cell office:value-type="string" calcext:value-type="string">
            <text:p><text:s/>sim_sheepWolvesPredation.py</text:p>
          </table:table-cell>
        </table:table-row>
        <table:table-row table:style-name="ro1">
          <table:table-cell/>
          <table:table-cell office:value-type="string" calcext:value-type="string">
            <text:p><text:s/>helper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__pycache__</text:p>
          </table:table-cell>
          <table:table-cell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helper.cpython-34.pyc</text:p>
          </table:table-cell>
          <table:table-cell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helper.cpython-36.py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4:06:11.419567762</meta:creation-date>
    <dc:date>2017-12-07T15:18:37.175512940</dc:date>
    <meta:editing-duration>PT52M4S</meta:editing-duration>
    <meta:editing-cycles>1</meta:editing-cycles>
    <meta:document-statistic meta:table-count="1" meta:cell-count="223" meta:object-count="0"/>
    <meta:generator>LibreOffice/5.1.6.2$Linux_X86_64 LibreOffice_project/10m0$Build-2</meta:generator>
  </office:meta>
</office:document-meta>
</file>